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7">OK 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7">OK 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Aide au débug</text:p>
            <text:p text:style-name="P5"/>
            <text:p text:style-name="P5">NB : on peut poursuivre une activité dans une exception cata genre fault handler...</text:p>
          </table:table-cell>
          <table:table-cell table:style-name="Tableau1.B2" office:value-type="string">
            <text:p text:style-name="P5">LCD exception fault handler</text:p>
            <text:p text:style-name="P5">Repérer les plantages possible et LCD</text:p>
            <text:p text:style-name="P5">Mettre en place watch dog</text:p>
            <text:p text:style-name="P5">Tenir un log des erreurs.</text:p>
            <text:p text:style-name="P5"/>
            <text:p text:style-name="P5">Prévoir une comm avec l'HMI pour sortir d'un plantage sévère :</text:p>
            <text:p text:style-name="P5">EXEMPLE :</text:p>
            <text:p text:style-name="P5">- un message UART ne répond pas, reprise UART pour reset depuis l'HMI.</text:p>
            <text:p text:style-name="P5">- ou bien après un log, émission UART sans IT vers l'HMI puis auto reset</text:p>
            <text:p text:style-name="P5">- ou bien écriture de code erreur ds BKPreg, avec stamp. Puis autoreset.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7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7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22T13:14:42.25</dc:date>
    <meta:editing-duration>P9DT17M4S</meta:editing-duration>
    <meta:editing-cycles>16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29" meta:word-count="234" meta:character-count="1325"/>
    <meta:user-defined meta:name="Info 1"/>
    <meta:user-defined meta:name="Info 2"/>
    <meta:user-defined meta:name="Info 3"/>
    <meta:user-defined meta:name="Info 4"/>
  </office:meta>
</office:document-meta>
</file>